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12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13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ross_5f_gray-title">
      <style:graphic-properties draw:auto-grow-height="true" fo:min-height="2.148cm"/>
    </style:style>
    <style:style style:name="pr2" style:family="presentation" style:parent-style-name="cross_5f_gray-subtitle">
      <style:graphic-properties draw:fill-color="#ffffff" fo:min-height="12.11cm"/>
    </style:style>
    <style:style style:name="pr3" style:family="presentation" style:parent-style-name="cross_5f_gray-notes">
      <style:graphic-properties draw:fill-color="#ffffff" draw:auto-grow-height="true" fo:min-height="11.409cm"/>
    </style:style>
    <style:style style:name="pr4" style:family="presentation" style:parent-style-name="cross_5f_gray-outline1">
      <style:graphic-properties fo:min-height="15.086cm"/>
    </style:style>
    <style:style style:name="pr5" style:family="presentation" style:parent-style-name="cross_5f_gray-notes">
      <style:graphic-properties draw:fill-color="#ffffff" fo:min-height="11.409cm"/>
    </style:style>
    <style:style style:name="pr6" style:family="presentation" style:parent-style-name="cross_5f_gray-title">
      <style:graphic-properties fo:min-height="2.148cm"/>
    </style:style>
    <style:style style:name="P1" style:family="paragraph">
      <style:paragraph-properties fo:line-height="200%" fo:text-align="star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fo:font-size="18pt" fo:font-style="italic" fo:text-shadow="1pt 1pt" fo:font-weight="bold" style:font-style-asian="italic" style:font-weight-asian="bold" style:font-style-complex="italic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italic" fo:text-shadow="1pt 1pt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0028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28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0028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28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2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2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2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2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2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ross_5f_gray" presentation:presentation-page-layout-name="AL1T0">
        <draw:frame presentation:style-name="pr1" draw:layer="layout" svg:width="23.721cm" svg:height="2.148cm" svg:x="2.076cm" svg:y="1.547cm" presentation:class="title">
          <draw:text-box>
            <text:p>From YASPIN to MSA and others</text:p>
          </draw:text-box>
        </draw:frame>
        <draw:frame presentation:style-name="pr2" draw:text-style-name="P1" draw:layer="layout" svg:width="23.716cm" svg:height="12.11cm" svg:x="2.112cm" svg:y="4.09cm" presentation:class="subtitle" presentation:user-transformed="true">
          <draw:text-box>
            <text:list text:style-name="L2">
              <text:list-item>
                <text:p text:style-name="P1">From YASPIN to YASPIN2</text:p>
              </text:list-item>
              <text:list-item>
                <text:p text:style-name="P1">Ideas from ancestral sequence reconstruction?</text:p>
              </text:list-item>
              <text:list-item>
                <text:p text:style-name="P1">Markov model of secondary structures</text:p>
              </text:list-item>
              <text:list-item>
                <text:p text:style-name="P1">MSA profile PSSM estimation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696cm" svg:height="10.279cm" svg:x="3.645cm" svg:y="2.853cm" draw:page-number="1" presentation:class="page"/>
          <draw:frame presentation:style-name="pr3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2" draw:style-name="dp1" draw:master-page-name="cross_5f_gray" presentation:presentation-page-layout-name="AL2T1">
        <draw:frame presentation:style-name="pr1" draw:layer="layout" svg:width="23.721cm" svg:height="2.148cm" svg:x="2.076cm" svg:y="1.547cm" presentation:class="title">
          <draw:text-box>
            <text:p>The old YASPIN</text:p>
          </draw:text-box>
        </draw:frame>
        <draw:frame presentation:style-name="pr4" draw:layer="layout" svg:width="23.716cm" svg:height="15.086cm" svg:x="2.112cm" svg:y="4.09cm" presentation:class="outline">
          <draw:text-box>
            <text:p>From the 8-state DSSP definition</text:p>
            <text:p>to the <text:s/>the 3-state secondary structure definition</text:p>
            <text:p/>
            <text:p>C ← (C,S,T,I)</text:p>
            <text:p>E ← (B,E)</text:p>
            <text:p>H ← (G,H)</text:p>
          </draw:text-box>
        </draw:frame>
        <presentation:notes draw:style-name="dp2">
          <draw:page-thumbnail draw:style-name="gr1" draw:layer="layout" svg:width="13.696cm" svg:height="10.279cm" svg:x="3.645cm" svg:y="2.853cm" draw:page-number="2" presentation:class="page"/>
          <draw:frame presentation:style-name="pr5" draw:text-style-name="P2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3" draw:style-name="dp1" draw:master-page-name="cross_5f_gray" presentation:presentation-page-layout-name="AL3T19">
        <draw:frame presentation:style-name="pr6" draw:layer="layout" svg:width="23.721cm" svg:height="2.148cm" svg:x="2.076cm" svg:y="1.547cm" presentation:class="title">
          <draw:text-box>
            <text:p>The old YASPIN implementation</text:p>
          </draw:text-box>
        </draw:frame>
        <draw:custom-shape draw:style-name="gr2" draw:text-style-name="P4" draw:layer="layout" svg:width="7.4cm" svg:height="1cm" svg:x="5.8cm" svg:y="8.4cm">
          <text:p text:style-name="P3"><text:span text:style-name="T1">PS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92cm" svg:height="2.2cm" svg:x="8.267cm" svg:y="9.6cm">
          <text:p text:style-name="P3"><text:span text:style-name="T1">AN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7.4cm" svg:height="1cm" svg:x="5.8cm" svg:y="12cm">
          <text:p text:style-name="P3"><text:span text:style-name="T1">7-states s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192cm" svg:height="2.2cm" svg:x="8.266cm" svg:y="9.599cm">
          <text:p text:style-name="P3"><text:span text:style-name="T2">AN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7.4cm" svg:height="1cm" svg:x="5.799cm" svg:y="11.999cm">
          <text:p text:style-name="P3"><text:span text:style-name="T1">7-states s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192cm" svg:height="2.2cm" svg:x="8.267cm" svg:y="13.2cm">
          <text:p text:style-name="P3"><text:span text:style-name="T2">HMM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7.4cm" svg:height="1cm" svg:x="5.8cm" svg:y="15.6cm">
          <text:p text:style-name="P3"><text:span text:style-name="T1">(smoothed) 7-states 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cm" svg:height="1cm" svg:x="5.8cm" svg:y="4.7cm">
          <text:p text:style-name="P3"><text:span text:style-name="T1">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92cm" svg:height="2.2cm" svg:x="8.267cm" svg:y="5.9cm">
          <text:p text:style-name="P3"><text:span text:style-name="T1">AN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2.192cm" svg:height="2.2cm" svg:x="8.266cm" svg:y="5.899cm">
          <text:p text:style-name="P3"><text:span text:style-name="T3">PSIBlas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696cm" svg:height="10.279cm" svg:x="3.645cm" svg:y="2.853cm" draw:page-number="3" presentation:class="page"/>
          <draw:frame presentation:style-name="pr5" draw:text-style-name="P2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4" draw:style-name="dp1" draw:master-page-name="cross_5f_gray" presentation:presentation-page-layout-name="AL3T19">
        <draw:frame presentation:style-name="pr6" draw:layer="layout" svg:width="23.721cm" svg:height="2.148cm" svg:x="2.076cm" svg:y="1.547cm" presentation:class="title" presentation:user-transformed="true">
          <draw:text-box>
            <text:p>The old YASPIN hidden Markov model</text:p>
          </draw:text-box>
        </draw:frame>
        <draw:custom-shape draw:style-name="gr2" draw:text-style-name="P3" draw:layer="layout" svg:width="1.2cm" svg:height="1.2cm" svg:x="13.2cm" svg:y="1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18.1cm" svg:y="13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8.6cm" svg:y="13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7.1cm" svg:y="6.6cm">
          <text:p text:style-name="P3">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9.9cm" svg:y="6.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cm" svg:height="1.2cm" svg:x="11.3cm" svg:y="6.6cm">
          <text:p text:style-name="P3">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2.7cm" svg:y="6.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4.1cm" svg:y="6.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cm" svg:height="1.2cm" svg:x="15.5cm" svg:y="6.6cm">
          <text:p text:style-name="P3">H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6.9cm" svg:y="6.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24.4cm" svg:y="6.6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2.4cm" svg:y="6.6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4.3cm" svg:y="6.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5.7cm" svg:y="6.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8.3cm" svg:y="6.5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9.7cm" svg:y="6.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2cm" svg:height="1.2cm" svg:x="21.1cm" svg:y="6.6cm">
          <text:p text:style-name="P3">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2.5cm" svg:y="6.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7.1cm" svg:y="4.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8.5cm" svg:y="4.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9.9cm" svg:y="4.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1.3cm" svg:y="4.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2.7cm" svg:y="4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4.1cm" svg:y="4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5.5cm" svg:y="4.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6.9cm" svg:y="4.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4.3cm" svg:y="4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5.7cm" svg:y="4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8.3cm" svg:y="4.1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9.7cm" svg:y="4.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21.1cm" svg:y="4.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2.5cm" svg:y="4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xml:id="id5" draw:id="id5" draw:layer="layout" svg:x1="9.8cm" svg:y1="13.6cm" svg:x2="13.2cm" svg:y2="13.6cm">
          <text:p/>
        </draw:line>
        <draw:line draw:style-name="gr10" draw:text-style-name="P3" xml:id="id1" draw:id="id1" draw:layer="layout" svg:x1="14.4cm" svg:y1="13.6cm" svg:x2="18cm" svg:y2="13.6cm">
          <text:p/>
        </draw:line>
        <draw:custom-shape draw:style-name="gr5" draw:text-style-name="P3" draw:layer="layout" svg:width="1.2cm" svg:height="1.2cm" svg:x="8.499cm" svg:y="6.599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2cm" svg:height="1.2cm" svg:x="16cm" svg:y="10cm">
          <text:p text:style-name="P3">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1.2cm" svg:height="1.2cm" svg:x="10.4cm" svg:y="10cm">
          <text:p text:style-name="P3">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1.2cm" svg:height="1.2cm" svg:x="13.199cm" svg:y="9.999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1.2cm" svg:height="1.2cm" svg:x="16cm" svg:y="15.8cm">
          <text:p text:style-name="P3">H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1.2cm" svg:height="1.2cm" svg:x="13.2cm" svg:y="15.7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" draw:id="id6" draw:layer="layout" svg:width="1.2cm" svg:height="1.2cm" svg:x="10.4cm" svg:y="15.8cm">
          <text:p text:style-name="P3">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draw:line-skew="1.152cm" svg:x1="14.4cm" svg:y1="13.6cm" svg:x2="17.2cm" svg:y2="10.6cm" draw:start-shape="id1" draw:start-glue-point="3" draw:end-shape="id2" draw:end-glue-point="10" svg:d="m14400 13600c0-183 1651-152 2540-856s1013-2144 260-2144">
          <text:p/>
        </draw:connector>
        <draw:connector draw:style-name="gr10" draw:text-style-name="P3" draw:layer="layout" draw:type="curve" draw:line-skew="-1.035cm" svg:x1="14.4cm" svg:y1="13.6cm" svg:x2="17.2cm" svg:y2="16.4cm" draw:start-shape="id1" draw:start-glue-point="3" draw:end-shape="id3" draw:end-glue-point="10" svg:d="m14400 13600c0 210 1651 175 2540 822s1013 1978 260 1978">
          <text:p/>
        </draw:connector>
        <draw:connector draw:style-name="gr10" draw:text-style-name="P3" draw:layer="layout" draw:type="curve" draw:line-skew="0cm 1.169cm" svg:x1="10.4cm" svg:y1="10.6cm" svg:x2="13.2cm" svg:y2="13.6cm" draw:start-shape="id4" draw:start-glue-point="6" draw:end-shape="id5" draw:end-glue-point="1" svg:d="m10400 10600c-751 0-626 1448 261 2159s2539 684 2539 841">
          <text:p/>
        </draw:connector>
        <draw:connector draw:style-name="gr10" draw:text-style-name="P3" draw:layer="layout" draw:type="curve" draw:line-skew="0cm -1.185cm" svg:x1="10.4cm" svg:y1="16.4cm" svg:x2="13.2cm" svg:y2="13.6cm" draw:start-shape="id6" draw:start-glue-point="6" draw:end-shape="id5" draw:end-glue-point="1" svg:d="m10400 16400c-751 0-626-1405 261-2109s2539-706 2539-691">
          <text:p/>
        </draw:connector>
        <draw:line draw:style-name="gr10" draw:text-style-name="P3" draw:layer="layout" svg:x1="16cm" svg:y1="10.6cm" svg:x2="14.4cm" svg:y2="10.6cm">
          <text:p/>
        </draw:line>
        <draw:line draw:style-name="gr10" draw:text-style-name="P3" draw:layer="layout" svg:x1="13.199cm" svg:y1="10.6cm" svg:x2="11.6cm" svg:y2="10.6cm">
          <text:p/>
        </draw:line>
        <draw:line draw:style-name="gr10" draw:text-style-name="P3" draw:layer="layout" svg:x1="16cm" svg:y1="16.4cm" svg:x2="14.4cm" svg:y2="16.4cm">
          <text:p/>
        </draw:line>
        <draw:line draw:style-name="gr10" draw:text-style-name="P3" draw:layer="layout" svg:x1="13.2cm" svg:y1="16.4cm" svg:x2="11.6cm" svg:y2="16.4cm">
          <text:p/>
        </draw:line>
        <draw:connector draw:style-name="gr10" draw:text-style-name="P3" draw:layer="layout" draw:type="curve" svg:x1="14.224cm" svg:y1="10.174cm" svg:x2="13.374cm" svg:y2="10.174cm" draw:start-shape="id7" draw:start-glue-point="11" draw:end-shape="id7" draw:end-glue-point="5" svg:d="m14224 10174c0-1554-850-1554-850 0">
          <text:p/>
        </draw:connector>
        <draw:connector draw:style-name="gr10" draw:text-style-name="P3" draw:layer="layout" draw:type="curve" draw:line-skew="0.28cm" svg:x1="14.225cm" svg:y1="16.824cm" svg:x2="13.375cm" svg:y2="16.824cm" draw:start-shape="id8" draw:start-glue-point="9" draw:end-shape="id8" draw:end-glue-point="7" svg:d="m14225 16824c0 1435-850 1435-850 0">
          <text:p/>
        </draw:connector>
        <presentation:notes draw:style-name="dp2">
          <draw:page-thumbnail draw:style-name="gr1" draw:layer="layout" svg:width="13.696cm" svg:height="10.279cm" svg:x="3.645cm" svg:y="2.853cm" draw:page-number="4" presentation:class="page"/>
          <draw:frame presentation:style-name="pr5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5" draw:style-name="dp1" draw:master-page-name="cross_5f_gray" presentation:presentation-page-layout-name="AL2T1">
        <draw:frame presentation:style-name="pr1" draw:layer="layout" svg:width="23.721cm" svg:height="2.148cm" svg:x="2.076cm" svg:y="1.547cm" presentation:class="title">
          <draw:text-box>
            <text:p>To predict the states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p>On the 8-state DSSP definitions</text:p>
            <text:p/>
            <text:p>C ← (C,S,T,I)</text:p>
            <text:p>E ← (B,E)</text:p>
            <text:p>H ← (G,H)</text:p>
            <text:p/>
            <text:p>ANN can NOT separate S,T and C</text:p>
            <text:p>ANN can separate G and H </text:p>
            <text:p/>
            <text:p>On the 7-state SS definitions</text:p>
            <text:p/>
            <text:p>very very hard to tell Eb or Ee from E</text:p>
            <text:p>very hard to tell He from H</text:p>
            <text:p/>
          </draw:text-box>
        </draw:frame>
        <presentation:notes draw:style-name="dp2">
          <draw:page-thumbnail draw:style-name="gr1" draw:layer="layout" svg:width="13.696cm" svg:height="10.279cm" svg:x="3.645cm" svg:y="2.853cm" draw:page-number="5" presentation:class="page"/>
          <draw:frame presentation:style-name="pr5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6" draw:style-name="dp1" draw:master-page-name="cross_5f_gray" presentation:presentation-page-layout-name="AL3T19">
        <draw:frame presentation:style-name="pr1" draw:layer="layout" svg:width="23.721cm" svg:height="2.148cm" svg:x="2.076cm" svg:y="1.547cm" presentation:class="title" presentation:user-transformed="true">
          <draw:text-box>
            <text:p>YASPIN: Alternative HMM?</text:p>
          </draw:text-box>
        </draw:frame>
        <draw:custom-shape draw:style-name="gr2" draw:text-style-name="P4" draw:layer="layout" svg:width="1.2cm" svg:height="1.2cm" svg:x="7.8cm" svg:y="8.9cm">
          <text:p text:style-name="P3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cm" svg:height="1.2cm" svg:x="12.7cm" svg:y="8.9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cm" svg:height="1.2cm" svg:x="3.2cm" svg:y="8.9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xml:id="id12" draw:id="id12" draw:layer="layout" svg:x1="4.4cm" svg:y1="9.5cm" svg:x2="7.8cm" svg:y2="9.5cm">
          <text:p/>
        </draw:line>
        <draw:line draw:style-name="gr10" draw:text-style-name="P3" xml:id="id9" draw:id="id9" draw:layer="layout" svg:x1="9cm" svg:y1="9.5cm" svg:x2="12.6cm" svg:y2="9.5cm">
          <text:p/>
        </draw:line>
        <draw:custom-shape draw:style-name="gr5" draw:text-style-name="P4" xml:id="id10" draw:id="id10" draw:layer="layout" svg:width="1.2cm" svg:height="1.2cm" svg:x="7.799cm" svg:y="5.899cm">
          <text:p text:style-name="P3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1" draw:id="id11" draw:layer="layout" svg:width="1.2cm" svg:height="1.2cm" svg:x="9.2cm" svg:y="11.801cm">
          <text:p text:style-name="P3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1.2cm" svg:height="1.2cm" svg:x="6.4cm" svg:y="11.8cm">
          <text:p text:style-name="P3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draw:line-skew="1.052cm" svg:x1="9cm" svg:y1="9.5cm" svg:x2="8.999cm" svg:y2="6.499cm" draw:start-shape="id9" draw:start-glue-point="3" draw:end-shape="id10" draw:end-glue-point="10" svg:d="m9000 9500c0-333 251-277 439-944s313-2057-440-2057">
          <text:p/>
        </draw:connector>
        <draw:connector draw:style-name="gr10" draw:text-style-name="P3" draw:layer="layout" draw:type="curve" draw:line-skew="-1.205cm -0.101cm" svg:x1="9cm" svg:y1="9.5cm" svg:x2="10.4cm" svg:y2="12.401cm" draw:start-shape="id9" draw:start-glue-point="3" draw:end-shape="id11" draw:end-glue-point="10" svg:d="m9000 9500c0 30 901 25 1401 742s600 2159-1 2159">
          <text:p/>
        </draw:connector>
        <draw:connector draw:style-name="gr10" draw:text-style-name="P3" draw:layer="layout" draw:type="curve" draw:line-skew="0cm 1.003cm" svg:x1="7.799cm" svg:y1="6.499cm" svg:x2="7.8cm" svg:y2="9.5cm" draw:start-shape="id10" draw:start-glue-point="6" draw:end-shape="id12" draw:end-glue-point="1" svg:d="m7799 6499c-751 0-626 1365-438 2014s439 581 439 987">
          <text:p/>
        </draw:connector>
        <draw:connector draw:style-name="gr10" draw:text-style-name="P3" draw:layer="layout" draw:type="curve" draw:line-skew="0.161cm -0.829cm" svg:x1="6.4cm" svg:y1="12.4cm" svg:x2="7.8cm" svg:y2="9.5cm" draw:start-shape="id13" draw:start-glue-point="6" draw:end-shape="id12" draw:end-glue-point="1" svg:d="m6400 12400c-510 0-425-1252 52-1829s1348-477 1348-1071">
          <text:p/>
        </draw:connector>
        <draw:line draw:style-name="gr10" draw:text-style-name="P3" draw:layer="layout" svg:x1="9.2cm" svg:y1="12.401cm" svg:x2="7.6cm" svg:y2="12.401cm">
          <text:p/>
        </draw:line>
        <draw:connector draw:style-name="gr10" draw:text-style-name="P3" draw:layer="layout" draw:type="curve" svg:x1="8.824cm" svg:y1="6.074cm" svg:x2="7.974cm" svg:y2="6.074cm" draw:start-shape="id10" draw:start-glue-point="11" draw:end-shape="id10" draw:end-glue-point="5" svg:d="m8824 6074c0-1014-850-1014-850 0">
          <text:p/>
        </draw:connector>
        <draw:connector draw:style-name="gr10" draw:text-style-name="P3" draw:layer="layout" draw:type="curve" svg:x1="7.425cm" svg:y1="12.825cm" svg:x2="6.575cm" svg:y2="12.825cm" draw:start-shape="id13" draw:start-glue-point="9" draw:end-shape="id13" draw:end-glue-point="7" svg:d="m7425 12825c0 1015-850 1015-850 0">
          <text:p/>
        </draw:connector>
        <draw:custom-shape draw:style-name="gr11" draw:text-style-name="P4" xml:id="id14" draw:id="id14" draw:layer="layout" svg:width="1.2cm" svg:height="1.2cm" svg:x="8cm" svg:y="14.4cm">
          <text:p text:style-name="P3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draw:line-skew="-2.484cm 1.71cm" svg:x1="9cm" svg:y1="9.5cm" svg:x2="9.2cm" svg:y2="15cm" draw:start-shape="id9" draw:start-glue-point="3" draw:end-shape="id14" draw:end-glue-point="10" svg:d="m9000 9500c0 61 1206 51 2086 1410s1432 4090-1886 4090">
          <text:p/>
        </draw:connector>
        <draw:connector draw:style-name="gr10" draw:text-style-name="P3" draw:layer="layout" draw:type="curve" draw:line-skew="-2.311cm -2.129cm" svg:x1="8cm" svg:y1="15cm" svg:x2="7.8cm" svg:y2="9.5cm" draw:start-shape="id14" draw:start-glue-point="6" draw:end-shape="id12" draw:end-glue-point="1" svg:d="m8000 15000c-4218 0-3515-2552-2511-3779s2311-1127 2311-1721">
          <text:p/>
        </draw:connector>
        <draw:connector draw:style-name="gr10" draw:text-style-name="P3" draw:layer="layout" draw:type="curve" svg:x1="9.025cm" svg:y1="15.425cm" svg:x2="8.175cm" svg:y2="15.425cm" draw:start-shape="id14" draw:start-glue-point="9" draw:end-shape="id14" draw:end-glue-point="7" svg:d="m9025 15425c0 1015-850 1015-850 0">
          <text:p/>
        </draw:connector>
        <draw:custom-shape draw:style-name="gr2" draw:text-style-name="P4" draw:layer="layout" svg:width="1.2cm" svg:height="1.2cm" svg:x="19.2cm" svg:y="8.9cm">
          <text:p text:style-name="P3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cm" svg:height="1.2cm" svg:x="24.1cm" svg:y="8.9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cm" svg:height="1.2cm" svg:x="14.6cm" svg:y="8.9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xml:id="id19" draw:id="id19" draw:layer="layout" svg:x1="15.8cm" svg:y1="9.5cm" svg:x2="19.2cm" svg:y2="9.5cm">
          <text:p/>
        </draw:line>
        <draw:line draw:style-name="gr10" draw:text-style-name="P3" xml:id="id15" draw:id="id15" draw:layer="layout" svg:x1="20.4cm" svg:y1="9.5cm" svg:x2="24cm" svg:y2="9.5cm">
          <text:p/>
        </draw:line>
        <draw:custom-shape draw:style-name="gr4" draw:text-style-name="P4" xml:id="id16" draw:id="id16" draw:layer="layout" svg:width="1.2cm" svg:height="1.2cm" svg:x="22cm" svg:y="5.9cm">
          <text:p text:style-name="P3"><text:span text:style-name="T1">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8" draw:id="id18" draw:layer="layout" svg:width="1.2cm" svg:height="1.2cm" svg:x="16.4cm" svg:y="5.9cm">
          <text:p text:style-name="P3"><text:span text:style-name="T1">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1.2cm" svg:height="1.2cm" svg:x="19.199cm" svg:y="5.899cm">
          <text:p text:style-name="P3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7" draw:id="id17" draw:layer="layout" svg:width="1.2cm" svg:height="1.2cm" svg:x="22cm" svg:y="11.7cm">
          <text:p text:style-name="P3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2" draw:id="id22" draw:layer="layout" svg:width="1.2cm" svg:height="1.2cm" svg:x="19.2cm" svg:y="11.699cm">
          <text:p text:style-name="P3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20" draw:id="id20" draw:layer="layout" svg:width="1.2cm" svg:height="1.2cm" svg:x="16.4cm" svg:y="11.7cm">
          <text:p text:style-name="P3"><text:span text:style-name="T1">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draw:line-skew="1.152cm" svg:x1="20.4cm" svg:y1="9.5cm" svg:x2="23.2cm" svg:y2="6.5cm" draw:start-shape="id15" draw:start-glue-point="3" draw:end-shape="id16" draw:end-glue-point="10" svg:d="m20400 9500c0-183 1651-152 2540-856s1013-2144 260-2144">
          <text:p/>
        </draw:connector>
        <draw:connector draw:style-name="gr10" draw:text-style-name="P3" draw:layer="layout" draw:type="curve" draw:line-skew="-1.035cm" svg:x1="20.4cm" svg:y1="9.5cm" svg:x2="23.2cm" svg:y2="12.3cm" draw:start-shape="id15" draw:start-glue-point="3" draw:end-shape="id17" draw:end-glue-point="10" svg:d="m20400 9500c0 210 1651 175 2540 822s1013 1978 260 1978">
          <text:p/>
        </draw:connector>
        <draw:connector draw:style-name="gr10" draw:text-style-name="P3" draw:layer="layout" draw:type="curve" draw:line-skew="0cm 1.301cm" svg:x1="16.4cm" svg:y1="6.5cm" svg:x2="19.2cm" svg:y2="9.5cm" draw:start-shape="id18" draw:start-glue-point="6" draw:end-shape="id19" draw:end-glue-point="1" svg:d="m16400 6500c-751 0-626 1514 261 2274s2539 766 2539 726">
          <text:p/>
        </draw:connector>
        <draw:connector draw:style-name="gr10" draw:text-style-name="P3" draw:layer="layout" draw:type="curve" draw:line-skew="0cm -1.157cm" svg:x1="16.4cm" svg:y1="12.3cm" svg:x2="19.2cm" svg:y2="9.5cm" draw:start-shape="id20" draw:start-glue-point="6" draw:end-shape="id19" draw:end-glue-point="1" svg:d="m16400 12300c-751 0-626-1391 261-2085s2539-688 2539-715">
          <text:p/>
        </draw:connector>
        <draw:line draw:style-name="gr10" draw:text-style-name="P3" draw:layer="layout" svg:x1="22cm" svg:y1="6.5cm" svg:x2="20.4cm" svg:y2="6.5cm">
          <text:p/>
        </draw:line>
        <draw:line draw:style-name="gr10" draw:text-style-name="P3" draw:layer="layout" svg:x1="19.199cm" svg:y1="6.5cm" svg:x2="17.6cm" svg:y2="6.5cm">
          <text:p/>
        </draw:line>
        <draw:line draw:style-name="gr10" draw:text-style-name="P3" draw:layer="layout" svg:x1="22cm" svg:y1="12.3cm" svg:x2="20.4cm" svg:y2="12.3cm">
          <text:p/>
        </draw:line>
        <draw:line draw:style-name="gr10" draw:text-style-name="P3" draw:layer="layout" svg:x1="19.2cm" svg:y1="12.3cm" svg:x2="17.6cm" svg:y2="12.3cm">
          <text:p/>
        </draw:line>
        <draw:connector draw:style-name="gr10" draw:text-style-name="P3" draw:layer="layout" draw:type="curve" svg:x1="20.224cm" svg:y1="6.074cm" svg:x2="19.374cm" svg:y2="6.074cm" draw:start-shape="id21" draw:start-glue-point="11" draw:end-shape="id21" draw:end-glue-point="5" svg:d="m20224 6074c0-1014-850-1014-850 0">
          <text:p/>
        </draw:connector>
        <draw:connector draw:style-name="gr10" draw:text-style-name="P3" draw:layer="layout" draw:type="curve" svg:x1="20.225cm" svg:y1="12.724cm" svg:x2="19.375cm" svg:y2="12.724cm" draw:start-shape="id22" draw:start-glue-point="9" draw:end-shape="id22" draw:end-glue-point="7" svg:d="m20225 12724c0 1015-850 1015-850 0">
          <text:p/>
        </draw:connector>
        <presentation:notes draw:style-name="dp2">
          <draw:page-thumbnail draw:style-name="gr1" draw:layer="layout" svg:width="13.696cm" svg:height="10.279cm" svg:x="3.645cm" svg:y="2.853cm" draw:page-number="6" presentation:class="page"/>
          <draw:frame presentation:style-name="pr5" draw:text-style-name="P2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7" draw:style-name="dp1" draw:master-page-name="cross_5f_gray" presentation:presentation-page-layout-name="AL2T1">
        <draw:frame presentation:style-name="pr1" draw:layer="layout" svg:width="23.721cm" svg:height="2.148cm" svg:x="2.076cm" svg:y="1.547cm" presentation:class="title">
          <draw:text-box>
            <text:p>YASPIN for residue relative exposure prediction?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3">
              <text:list-item>
                <text:p>Instead of 7 states, to use 2x6 states?</text:p>
              </text:list-item>
              <text:list-item>
                <text:p>2nd order HMM?</text:p>
              </text:list-item>
            </text:list>
          </draw:text-box>
        </draw:frame>
        <draw:custom-shape draw:style-name="gr5" draw:text-style-name="P3" draw:layer="layout" svg:width="1.2cm" svg:height="1.2cm" svg:x="4.8cm" svg:y="8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2cm" svg:x="6.2cm" svg:y="8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7.6cm" svg:y="8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2cm" svg:x="9cm" svg:y="8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0.4cm" svg:y="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3.4cm" svg:y="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3.4cm" svg:y="10.6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4.8cm" svg:y="10.601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6.2cm" svg:y="10.601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7.6cm" svg:y="10.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9cm" svg:y="10.601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0.4cm" svg:y="10.601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11.8cm" svg:y="10.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13.2cm" svg:y="10.5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4.6cm" svg:y="10.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6cm" svg:y="10.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696cm" svg:height="10.279cm" svg:x="3.645cm" svg:y="2.853cm" draw:page-number="7" presentation:class="page"/>
          <draw:frame presentation:style-name="pr5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8" draw:style-name="dp1" draw:master-page-name="cross_5f_gray" presentation:presentation-page-layout-name="AL2T1">
        <draw:frame presentation:style-name="pr1" draw:layer="layout" svg:width="23.721cm" svg:height="2.148cm" svg:x="2.076cm" svg:y="1.547cm" presentation:class="title">
          <draw:text-box>
            <text:p>To combine YASPIN with segment matching?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3">
              <text:list-item>
                <text:p>segment library matching?</text:p>
              </text:list-item>
              <text:list-item>
                <text:p>is way more accurate...</text:p>
              </text:list-item>
            </text:list>
          </draw:text-box>
        </draw:frame>
        <presentation:notes draw:style-name="dp2">
          <draw:page-thumbnail draw:style-name="gr1" draw:layer="layout" svg:width="13.696cm" svg:height="10.279cm" svg:x="3.645cm" svg:y="2.853cm" draw:page-number="8" presentation:class="page"/>
          <draw:frame presentation:style-name="pr5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9" draw:style-name="dp1" draw:master-page-name="cross_5f_gray" presentation:presentation-page-layout-name="AL2T1">
        <draw:frame presentation:style-name="pr1" draw:layer="layout" svg:width="23.721cm" svg:height="2.148cm" svg:x="2.076cm" svg:y="1.547cm" presentation:class="title">
          <draw:text-box>
            <text:p>segment matching</text:p>
          </draw:text-box>
        </draw:frame>
        <draw:custom-shape draw:style-name="gr14" draw:text-style-name="P3" draw:layer="layout" svg:width="15.529cm" svg:height="1.2cm" svg:x="11.071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cm" svg:height="1.2cm" svg:x="14cm" svg:y="6.7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5.4cm" svg:y="6.7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6.8cm" svg:y="6.7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8.2cm" svg:y="6.7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9.6cm" svg:y="6.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1.2cm" svg:y="6.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2.6cm" svg:y="6.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4cm" svg:y="8.1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5.4cm" svg:y="8.1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6.8cm" svg:y="8.1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9.6cm" svg:y="8.1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1.2cm" svg:y="8.1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4cm" svg:y="9.5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5.4cm" svg:y="9.5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6.8cm" svg:y="9.5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9.6cm" svg:y="9.5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1.2cm" svg:y="9.5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2.6cm" svg:y="9.5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8cm" svg:height="1.4cm" svg:x="18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2cm" svg:height="1.2cm" svg:x="18.2cm" svg:y="9.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2.6cm" svg:y="8.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8.2cm" svg:y="8.1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3.8cm" svg:y="6.7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25.2cm" svg:y="6.701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3.8cm" svg:y="8.10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25.2cm" svg:y="8.10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23.8cm" svg:y="9.503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25.2cm" svg:y="9.503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1cm" svg:y="6.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1cm" svg:y="8.1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1cm" svg:y="9.5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2.4cm" svg:y="6.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2.4cm" svg:y="8.1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22.4cm" svg:y="9.50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.2cm" svg:x="18.2cm" svg:y="12.8cm">
          <text:p text:style-name="P3">E/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8.2cm" svg:y="5.1cm">
          <text:p text:style-name="P3">?</text:p>
          <draw:enhanced-geometry svg:viewBox="0 0 21600 21600" draw:type="rectangle" draw:enhanced-path="M 0 0 L 21600 0 21600 21600 0 21600 0 0 Z N"/>
        </draw:custom-shap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Query</text:p>
              </text:list-item>
              <text:list-item>
                <text:p/>
              </text:list-item>
              <text:list-item>
                <text:p/>
              </text:list-item>
              <text:list-item>
                <text:p>Matching </text:p>
              </text:list-item>
              <text:list-item>
                <text:p>segment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Prediction (PSSM of SS?)</text:p>
              </text:list-item>
            </text:list>
          </draw:text-box>
        </draw:frame>
        <presentation:notes draw:style-name="dp2">
          <draw:page-thumbnail draw:style-name="gr1" draw:layer="layout" svg:width="13.696cm" svg:height="10.279cm" svg:x="3.645cm" svg:y="2.853cm" draw:page-number="9" presentation:class="page"/>
          <draw:frame presentation:style-name="pr5" draw:text-style-name="P2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10" draw:style-name="dp1" draw:master-page-name="cross_5f_gray" presentation:presentation-page-layout-name="AL3T19">
        <draw:frame presentation:style-name="pr1" draw:layer="layout" svg:width="23.721cm" svg:height="2.148cm" svg:x="2.076cm" svg:y="1.547cm" presentation:class="title" presentation:user-transformed="true">
          <draw:text-box>
            <text:p>PSSM from phylogenetic tree?</text:p>
          </draw:text-box>
        </draw:frame>
        <draw:custom-shape draw:style-name="gr5" draw:text-style-name="P3" draw:layer="layout" svg:width="1.2cm" svg:height="1.2cm" svg:x="2.2cm" svg:y="1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6cm" svg:y="1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11.8cm" svg:y="1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8cm" svg:y="1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3.2cm" svg:y1="12cm" svg:x2="7.8cm" svg:y2="6.8cm">
          <text:p/>
        </draw:line>
        <draw:line draw:style-name="gr16" draw:text-style-name="P3" draw:layer="layout" svg:x1="7.8cm" svg:y1="6.8cm" svg:x2="12.2cm" svg:y2="12cm">
          <text:p/>
        </draw:line>
        <draw:line draw:style-name="gr16" draw:text-style-name="P3" draw:layer="layout" svg:x1="3.8cm" svg:y1="11.3cm" svg:x2="4.4cm" svg:y2="12.1cm">
          <text:p/>
        </draw:line>
        <draw:line draw:style-name="gr16" draw:text-style-name="P3" draw:layer="layout" svg:x1="4.8cm" svg:y1="10.2cm" svg:x2="6.2cm" svg:y2="12cm">
          <text:p/>
        </draw:line>
        <draw:line draw:style-name="gr16" draw:text-style-name="P3" draw:layer="layout" svg:x1="8.9cm" svg:y1="12cm" svg:x2="10.5cm" svg:y2="10cm">
          <text:p/>
        </draw:line>
        <draw:line draw:style-name="gr16" draw:text-style-name="P3" draw:layer="layout" svg:x1="23.5cm" svg:y1="3.7cm" svg:x2="23.5cm" svg:y2="4.7cm">
          <text:p/>
        </draw:line>
        <draw:line draw:style-name="gr16" draw:text-style-name="P3" draw:layer="layout" svg:x1="22.4cm" svg:y1="5cm" svg:x2="24.6cm" svg:y2="5cm">
          <text:p/>
        </draw:line>
        <draw:line draw:style-name="gr16" draw:text-style-name="P3" draw:layer="layout" svg:x1="24.6cm" svg:y1="5cm" svg:x2="24.6cm" svg:y2="5.8cm">
          <text:p/>
        </draw:line>
        <draw:custom-shape draw:style-name="gr17" draw:text-style-name="P3" draw:layer="layout" svg:width="1.2cm" svg:height="1.2cm" svg:x="22.9cm" svg:y="2.8cm">
          <text:p text:style-name="P3">E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22.6cm" svg:y="8.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22.4cm" svg:y1="5cm" svg:x2="22.4cm" svg:y2="7.2cm">
          <text:p/>
        </draw:line>
        <draw:line draw:style-name="gr16" draw:text-style-name="P3" draw:layer="layout" svg:x1="23.2cm" svg:y1="7.2cm" svg:x2="21.6cm" svg:y2="7.2cm">
          <text:p/>
        </draw:line>
        <draw:line draw:style-name="gr16" draw:text-style-name="P3" draw:layer="layout" svg:x1="23.2cm" svg:y1="7.2cm" svg:x2="23.2cm" svg:y2="8.6cm">
          <text:p/>
        </draw:line>
        <draw:custom-shape draw:style-name="gr5" draw:text-style-name="P3" draw:layer="layout" svg:width="1.2cm" svg:height="1.2cm" svg:x="23.999cm" svg:y="5.599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21.6cm" svg:y1="7.2cm" svg:x2="21.6cm" svg:y2="15.2cm">
          <text:p/>
        </draw:line>
        <draw:line draw:style-name="gr16" draw:text-style-name="P3" draw:layer="layout" svg:x1="20.6cm" svg:y1="15.2cm" svg:x2="22.6cm" svg:y2="15.2cm">
          <text:p/>
        </draw:line>
        <draw:line draw:style-name="gr16" draw:text-style-name="P3" draw:layer="layout" svg:x1="20.6cm" svg:y1="15.2cm" svg:x2="20.6cm" svg:y2="17.8cm">
          <text:p/>
        </draw:line>
        <draw:line draw:style-name="gr16" draw:text-style-name="P3" draw:layer="layout" svg:x1="22.6cm" svg:y1="15.2cm" svg:x2="22.6cm" svg:y2="17.8cm">
          <text:p/>
        </draw:line>
        <draw:custom-shape draw:style-name="gr2" draw:text-style-name="P3" draw:layer="layout" svg:width="1.2cm" svg:height="1.2cm" svg:x="20cm" svg:y="17.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cm" svg:height="1.2cm" svg:x="22cm" svg:y="17.8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2cm" svg:height="1.2cm" svg:x="4cm" svg:y="12cm">
          <text:p text:style-name="P3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6cm" svg:height="0.6cm" svg:x="23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6cm" svg:height="0.6cm" svg:x="21.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6cm" svg:height="0.6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3.2cm" svg:x="14.6cm" svg:y="9.4cm">
          <text:p text:style-name="P3">fli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layer="layout" svg:width="11.42cm" svg:height="3.806cm" svg:x="3.4cm" svg:y="15.638cm">
          <draw:text-box>
            <text:p>Has been done on DNA seq estimation</text:p>
            <text:p>MaxALike</text:p>
            <text:p>Can be applied on MSA</text:p>
            <text:p>Could be very slow</text:p>
            <text:p>Need a PAM of SS</text:p>
          </draw:text-box>
        </draw:frame>
        <presentation:notes draw:style-name="dp2">
          <draw:page-thumbnail draw:style-name="gr1" draw:layer="layout" svg:width="13.696cm" svg:height="10.279cm" svg:x="3.645cm" svg:y="2.853cm" draw:page-number="10" presentation:class="page"/>
          <draw:frame presentation:style-name="pr5" draw:layer="layout" svg:width="14.508cm" svg:height="11.409cm" svg:x="3.248cm" svg:y="14.13cm" presentation:class="notes" presentation:placeholder="true">
            <draw:text-box/>
          </draw:frame>
        </presentation:notes>
      </draw:page>
      <draw:page draw:name="page11" draw:style-name="dp1" draw:master-page-name="cross_5f_gray" presentation:presentation-page-layout-name="AL2T1">
        <draw:frame presentation:style-name="pr1" draw:layer="layout" svg:width="23.721cm" svg:height="2.148cm" svg:x="2.076cm" svg:y="1.547cm" presentation:class="title">
          <draw:text-box>
            <text:p>Combine the predictions</text:p>
          </draw:text-box>
        </draw:frame>
        <draw:custom-shape draw:style-name="gr17" draw:text-style-name="P3" draw:layer="layout" svg:width="1.2cm" svg:height="1.2cm" svg:x="9.201cm" svg:y="9.2cm">
          <text:p text:style-name="P3">E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11.3cm" svg:y="12cm">
          <text:p text:style-name="P3">AN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5.4cm" svg:y="13.7cm">
          <text:p text:style-name="P3">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6.3cm" svg:y1="13.9cm" svg:x2="9.5cm" svg:y2="10.299cm">
          <text:p/>
        </draw:line>
        <draw:line draw:style-name="gr16" draw:text-style-name="P3" draw:layer="layout" svg:x1="10.2cm" svg:y1="10.3cm" svg:x2="11.6cm" svg:y2="12.1cm">
          <text:p/>
        </draw:line>
        <draw:custom-shape draw:style-name="gr17" draw:text-style-name="P3" draw:layer="layout" svg:width="1.2cm" svg:height="1.2cm" svg:x="17.801cm" svg:y="8.8cm">
          <text:p text:style-name="P3">E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cm" svg:height="1.2cm" svg:x="20.9cm" svg:y="12.9cm">
          <text:p text:style-name="P3">AN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cm" svg:height="1.2cm" svg:x="15.3cm" svg:y="11.9cm">
          <text:p text:style-name="P3">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6.3cm" svg:y1="12cm" svg:x2="18.1cm" svg:y2="9.899cm">
          <text:p/>
        </draw:line>
        <draw:line draw:style-name="gr16" draw:text-style-name="P3" draw:layer="layout" svg:x1="18.8cm" svg:y1="9.9cm" svg:x2="21.1cm" svg:y2="13cm">
          <text:p/>
        </draw:line>
        <draw:frame presentation:style-name="pr4" draw:layer="layout" svg:width="23.716cm" svg:height="15.086cm" svg:x="2.112cm" svg:y="4.09cm" presentation:class="outline">
          <draw:text-box>
            <text:list text:style-name="L3">
              <text:list-item>
                <text:p>Depends on the confidences of predictions</text:p>
              </text:list-item>
            </text:list>
          </draw:text-box>
        </draw:frame>
        <presentation:notes draw:style-name="dp2">
          <draw:page-thumbnail draw:style-name="gr1" draw:layer="layout" svg:width="13.696cm" svg:height="10.279cm" svg:x="3.645cm" svg:y="2.853cm" draw:page-number="11" presentation:class="page"/>
          <draw:frame presentation:style-name="pr5" draw:layer="layout" svg:width="14.508cm" svg:height="11.409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3" draw:display-name="Gradient 13" draw:style="linear" draw:start-color="#e6e6e6" draw:end-color="#ffffff" draw:start-intensity="100%" draw:end-intensity="100%" draw:angle="2250" draw:border="3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ross_5f_gray-background" style:display-name="cross_gray-background" style:family="presentation">
      <style:graphic-properties draw:stroke="none" draw:fill="gradient" draw:fill-color="#003366" draw:fill-gradient-name="Gradient_20_13" draw:fill-image-width="1cm" draw:fill-image-height="1cm"/>
    </style:style>
    <style:style style:name="cross_5f_gray-backgroundobjects" style:display-name="cross_gray-backgroundobjects" style:family="presentation">
      <style:graphic-properties draw:shadow="hidden" draw:shadow-offset-x="0.3cm" draw:shadow-offset-y="0.3cm" draw:shadow-color="#808080"/>
    </style:style>
    <style:style style:name="cross_5f_gray-notes" style:display-name="cross_gray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ross_5f_gray-outline1" style:display-name="cross_gray-outline1" style:family="presentation">
      <style:graphic-properties draw:stroke="none" draw:fill="none">
        <text:list-style style:name="cross_5f_gray-outline1" style:display-name="cross_gra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28" fo:font-size="4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28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fo:color="#000028" fo:font-size="45%"/>
          </text:list-level-style-bullet>
          <text:list-level-style-bullet text:level="4" text:bullet-char="✗">
            <style:list-level-properties text:space-before="4.2cm" text:min-label-width="0.6cm"/>
            <style:text-properties fo:font-family="StarSymbol" style:font-charset="x-symbol" fo:color="#000028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2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2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2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2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2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>
          <style:tab-stop style:position="14.984cm"/>
        </style:tab-stops>
      </style:paragraph-properties>
      <style:text-properties fo:color="#000000" style:text-outline="false" style:text-line-through-style="none" fo:font-family="'Bitstream Vera Sans'" style:font-pitch="variable" fo:font-size="24pt" fo:font-style="normal" fo:text-shadow="1pt 1pt" style:text-underline-style="none" fo:font-weight="normal" style:font-size-asian="24pt" style:font-size-complex="24pt"/>
    </style:style>
    <style:style style:name="cross_5f_gray-outline2" style:display-name="cross_gray-outline2" style:family="presentation" style:parent-style-name="cross_5f_gray-outline1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text-shadow="1pt 1pt" style:font-size-asian="24pt" style:font-size-complex="24pt"/>
    </style:style>
    <style:style style:name="cross_5f_gray-outline3" style:display-name="cross_gray-outline3" style:family="presentation" style:parent-style-name="cross_5f_gray-outline2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4" style:display-name="cross_gray-outline4" style:family="presentation" style:parent-style-name="cross_5f_gray-outline3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5" style:display-name="cross_gray-outline5" style:family="presentation" style:parent-style-name="cross_5f_gray-outline4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6" style:display-name="cross_gray-outline6" style:family="presentation" style:parent-style-name="cross_5f_gray-outline5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7" style:display-name="cross_gray-outline7" style:family="presentation" style:parent-style-name="cross_5f_gray-outline6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8" style:display-name="cross_gray-outline8" style:family="presentation" style:parent-style-name="cross_5f_gray-outline7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9" style:display-name="cross_gray-outline9" style:family="presentation" style:parent-style-name="cross_5f_gray-outline8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subtitle" style:display-name="cross_gray-subtitle" style:family="presentation">
      <style:graphic-properties draw:stroke="none" draw:fill="none" draw:textarea-vertical-align="middle">
        <text:list-style style:name="cross_5f_gray-subtitle" style:display-name="cross_gra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Bitstream Vera Sans'" style:font-style-name="Standard" style:font-pitch="variable" fo:font-size="24pt" fo:font-style="normal" fo:text-shadow="1pt 1pt" style:text-underline-style="none" fo:font-weight="normal"/>
    </style:style>
    <style:style style:name="cross_5f_gray-title" style:display-name="cross_gray-title" style:family="presentation">
      <style:graphic-properties draw:stroke="none" draw:fill="none" draw:textarea-vertical-align="middle">
        <text:list-style style:name="cross_5f_gray-title" style:display-name="cross_gra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Bitstream Vera Sans'" style:font-pitch="variable" fo:font-size="26pt" fo:font-style="italic" fo:text-shadow="1pt 1pt" style:text-underline-style="solid" style:text-underline-width="auto" style:text-underline-color="font-color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003366" draw:fill-gradient-name="Gradient_20_13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0066cc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draw:fill="solid" draw:fill-color="#0066cc" draw:fill-image-width="1cm" draw:fill-image-height="1cm" draw:textarea-horizontal-align="center" draw:textarea-vertical-align="middl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ross_5f_gray-title">
      <style:graphic-properties draw:fill-color="#ffffff" draw:auto-grow-height="false" fo:min-height="3.507cm"/>
    </style:style>
    <style:style style:name="Mpr5" style:family="presentation" style:parent-style-name="cross_5f_gray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family="'Bitstream Vera Sans'" style:font-pitch="variable"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pitch="variable" fo:font-size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0028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28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002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28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2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2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2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2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2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ross_5f_gray" style:display-name="cross_gray" style:page-layout-name="PM1" draw:style-name="Mdp2">
      <draw:frame presentation:style-name="Mpr4" draw:text-style-name="MP4" draw:layer="backgroundobjects" svg:width="23.721cm" svg:height="2.148cm" svg:x="2.076cm" svg:y="1.547cm" presentation:class="title">
        <draw:text-box>
          <text:p text:style-name="MP4">Klicken Sie, um das Format des Titeltextes zu bearbeiten</text:p>
        </draw:text-box>
      </draw:frame>
      <draw:frame presentation:style-name="Mpr5" draw:text-style-name="MP5" draw:layer="backgroundobjects" svg:width="23.716cm" svg:height="15.086cm" svg:x="2.112cm" svg:y="4.09cm" presentation:class="outline">
        <draw:text-box>
          <text:list text:style-name="ML4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  <text:list>
                            <text:list-item>
                              <text:p text:style-name="MP4">Fünfte Gliederungsebene</text:p>
                              <text:list>
                                <text:list-item>
                                  <text:p text:style-name="MP4">Sechste Gliederungsebene</text:p>
                                  <text:list>
                                    <text:list-item>
                                      <text:p text:style-name="MP4">Siebente Gliederungsebene</text:p>
                                      <text:list>
                                        <text:list-item>
                                          <text:p text:style-name="MP4">Achte Gliederungsebene</text:p>
                                          <text:list>
                                            <text:list-item>
                                              <text:p text:style-name="MP4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3" draw:text-style-name="MP6" draw:layer="backgroundobjects" svg:width="5cm" svg:height="0.27cm" draw:transform="rotate (1.5707963267949) translate (26.502cm 20.505cm)">
        <text:p/>
      </draw:rect>
      <draw:rect draw:style-name="Mgr3" draw:text-style-name="MP6" draw:layer="backgroundobjects" svg:width="22cm" svg:height="0.11cm" svg:x="5.505cm" svg:y="19.465cm">
        <text:p/>
      </draw:rect>
      <draw:rect draw:style-name="Mgr4" draw:text-style-name="MP6" draw:layer="backgroundobjects" svg:width="15cm" svg:height="0.27cm" draw:transform="rotate (1.5707963267949) translate (1.23cm 15.5cm)">
        <text:p/>
      </draw:rect>
      <draw:rect draw:style-name="Mgr4" draw:text-style-name="MP6" draw:layer="backgroundobjects" svg:width="15cm" svg:height="0.11cm" draw:transform="rotate (-3.14159265358979) translate (15.497cm 1.341cm)">
        <text:p/>
      </draw:rect>
      <draw:rect draw:style-name="Mgr3" draw:text-style-name="MP6" draw:layer="backgroundobjects" svg:width="2.25cm" svg:height="0.27cm" draw:transform="rotate (1.5707963267949) translate (1.23cm 20.504cm)">
        <text:p/>
      </draw:rect>
      <draw:rect draw:style-name="Mgr3" draw:text-style-name="MP6" draw:layer="backgroundobjects" svg:width="2.25cm" svg:height="0.11cm" draw:transform="rotate (-3.14159265358979) translate (2.751cm 19.612cm)">
        <text:p/>
      </draw:rect>
      <draw:frame draw:style-name="Mgr5" draw:text-style-name="MP8" draw:layer="backgroundobjects" svg:width="0.718cm" svg:height="1.008cm" svg:x="26.773cm" svg:y="19.737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cross_5f_gray-title" draw:layer="backgroundobjects" svg:width="13.696cm" svg:height="10.279cm" svg:x="3.645cm" svg:y="2.853cm" presentation:class="page"/>
        <draw:frame presentation:style-name="cross_5f_gray-notes" draw:layer="backgroundobjects" svg:width="14.508cm" svg:height="11.409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3T09:13:29</meta:creation-date>
    <dc:date>2013-03-19T10:41:43</dc:date>
    <meta:editing-duration>PT40M25S</meta:editing-duration>
    <meta:editing-cycles>7</meta:editing-cycles>
    <meta:generator>LibreOffice/3.5$Linux_X86_64 LibreOffice_project/350m1$Build-413</meta:generator>
    <meta:document-statistic meta:object-count="266"/>
  </office:meta>
</office:document-meta>
</file>